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Liberation Serif1" fo:font-weight="bold" officeooo:rsid="000c196c" officeooo:paragraph-rsid="000c196c" style:font-weight-asian="bold" style:font-weight-complex="bold"/>
    </style:style>
    <style:style style:name="P2" style:family="paragraph" style:parent-style-name="Standard">
      <style:text-properties style:font-name="Liberation Serif1" fo:font-weight="bold" officeooo:rsid="000c196c" officeooo:paragraph-rsid="000c196c" style:font-weight-asian="bold" style:font-weight-complex="bold"/>
    </style:style>
    <style:style style:name="P3" style:family="paragraph" style:parent-style-name="Standard">
      <style:text-properties style:font-name="Liberation Serif1" fo:font-weight="bold" officeooo:rsid="000e1ada" officeooo:paragraph-rsid="000e1ada" style:font-weight-asian="bold" style:font-weight-complex="bold"/>
    </style:style>
    <style:style style:name="P4" style:family="paragraph" style:parent-style-name="Standard" style:list-style-name="L3">
      <style:text-properties style:font-name="Liberation Serif1" fo:font-weight="bold" officeooo:rsid="000e892c" officeooo:paragraph-rsid="000e892c" style:font-weight-asian="bold" style:font-weight-complex="bold"/>
    </style:style>
    <style:style style:name="P5" style:family="paragraph" style:parent-style-name="Standard">
      <style:text-properties style:font-name="Liberation Serif1" fo:font-weight="bold" officeooo:rsid="000e892c" officeooo:paragraph-rsid="000e892c" style:font-weight-asian="bold" style:font-weight-complex="bold"/>
    </style:style>
    <style:style style:name="P6" style:family="paragraph" style:parent-style-name="Standard">
      <style:text-properties style:font-name="Liberation Serif1" fo:font-weight="bold" officeooo:rsid="000f6eab" officeooo:paragraph-rsid="000f6eab" style:font-weight-asian="bold" style:font-weight-complex="bold"/>
    </style:style>
    <style:style style:name="P7" style:family="paragraph" style:parent-style-name="Standard" style:list-style-name="L4">
      <style:text-properties style:font-name="Liberation Serif1" fo:font-weight="bold" officeooo:rsid="000f6eab" officeooo:paragraph-rsid="000f6eab" style:font-weight-asian="bold" style:font-weight-complex="bold"/>
    </style:style>
    <style:style style:name="P8" style:family="paragraph" style:parent-style-name="Standard" style:list-style-name="L4">
      <style:text-properties style:font-name="Liberation Serif1" fo:font-weight="bold" officeooo:rsid="000ff7f4" officeooo:paragraph-rsid="000ff7f4" style:font-weight-asian="bold" style:font-weight-complex="bold"/>
    </style:style>
    <style:style style:name="P9" style:family="paragraph" style:parent-style-name="Standard">
      <style:text-properties style:font-name="Liberation Serif1" fo:font-weight="bold" officeooo:rsid="000ff7f4" officeooo:paragraph-rsid="000ff7f4" style:font-weight-asian="bold" style:font-weight-complex="bold"/>
    </style:style>
    <style:style style:name="P10" style:family="paragraph" style:parent-style-name="Standard">
      <style:text-properties style:font-name="Liberation Serif1" fo:font-weight="bold" officeooo:rsid="0010c057" officeooo:paragraph-rsid="0010c057" style:font-weight-asian="bold" style:font-weight-complex="bold"/>
    </style:style>
    <style:style style:name="P11" style:family="paragraph" style:parent-style-name="Standard" style:list-style-name="L5">
      <style:text-properties style:font-name="Liberation Serif1" fo:font-style="italic" fo:font-weight="bold" officeooo:rsid="0011a516" officeooo:paragraph-rsid="0011a516" style:font-style-asian="italic" style:font-weight-asian="bold" style:font-style-complex="italic" style:font-weight-complex="bold"/>
    </style:style>
    <style:style style:name="P12" style:family="paragraph" style:parent-style-name="Standard">
      <style:text-properties style:font-name="Liberation Serif1" fo:font-style="italic" fo:font-weight="bold" officeooo:rsid="00127da2" officeooo:paragraph-rsid="00127da2" style:font-style-asian="italic" style:font-weight-asian="bold" style:font-style-complex="italic" style:font-weight-complex="bold"/>
    </style:style>
    <style:style style:name="P13" style:family="paragraph" style:parent-style-name="Standard">
      <style:text-properties style:font-name="Liberation Serif1" fo:font-style="italic" fo:font-weight="bold" officeooo:rsid="0012ffa0" officeooo:paragraph-rsid="0012ffa0" style:font-style-asian="italic" style:font-weight-asian="bold" style:font-style-complex="italic" style:font-weight-complex="bold"/>
    </style:style>
    <style:style style:name="P14" style:family="paragraph" style:parent-style-name="Standard" style:list-style-name="L6">
      <style:text-properties style:font-name="Liberation Serif1" fo:font-style="italic" fo:font-weight="bold" officeooo:rsid="0012ffa0" officeooo:paragraph-rsid="0012ffa0" style:font-style-asian="italic" style:font-weight-asian="bold" style:font-style-complex="italic" style:font-weight-complex="bold"/>
    </style:style>
    <style:style style:name="P15" style:family="paragraph" style:parent-style-name="Standard" style:list-style-name="L7">
      <style:text-properties style:font-name="Liberation Serif1" fo:font-style="normal" fo:font-weight="bold" officeooo:rsid="0016b260" officeooo:paragraph-rsid="0016b260" style:font-style-asian="normal" style:font-weight-asian="bold" style:font-style-complex="normal" style:font-weight-complex="bold"/>
    </style:style>
    <style:style style:name="P16" style:family="paragraph" style:parent-style-name="Standard">
      <style:text-properties style:font-name="Liberation Serif1" fo:font-style="normal" fo:font-weight="bold" officeooo:rsid="0016b260" officeooo:paragraph-rsid="0016b260" style:font-style-asian="normal" style:font-weight-asian="bold" style:font-style-complex="normal" style:font-weight-complex="bold"/>
    </style:style>
    <style:style style:name="P17" style:family="paragraph" style:parent-style-name="Standard">
      <style:text-properties style:font-name="Liberation Serif1" fo:font-style="normal" fo:font-weight="bold" officeooo:rsid="00183cc6" officeooo:paragraph-rsid="00183cc6" style:font-style-asian="normal" style:font-weight-asian="bold" style:font-style-complex="normal" style:font-weight-complex="bold"/>
    </style:style>
    <style:style style:name="P18" style:family="paragraph" style:parent-style-name="Standard">
      <style:text-properties style:font-name="Nimbus Mono L" fo:font-style="italic" fo:font-weight="bold" officeooo:rsid="0012ffa0" officeooo:paragraph-rsid="0012ffa0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font-name="Nimbus Mono L" officeooo:rsid="000bab27" officeooo:paragraph-rsid="000bab27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style:font-name="Nimbus Mono L" officeooo:rsid="000bd187" officeooo:paragraph-rsid="000bd187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style:font-name="Nimbus Mono L" fo:font-weight="bold" officeooo:rsid="0010c98f" officeooo:paragraph-rsid="0010c98f" style:font-weight-asian="bold" style:font-weight-complex="bold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style:font-name="Nimbus Mono L" fo:font-style="normal" fo:font-weight="bold" officeooo:rsid="00183cc6" officeooo:paragraph-rsid="00183cc6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style:font-name="Nimbus Mono L" fo:font-style="normal" fo:font-weight="bold" officeooo:rsid="001a3944" officeooo:paragraph-rsid="001a3944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style:font-name="Nimbus Mono L" fo:font-style="normal" fo:font-weight="bold" officeooo:rsid="001b6442" officeooo:paragraph-rsid="001b6442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style:font-name="Nimbus Mono L" fo:font-style="normal" fo:font-weight="bold" officeooo:rsid="001c20c9" officeooo:paragraph-rsid="001c20c9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style:font-name="Nimbus Mono L" fo:font-style="normal" fo:font-weight="normal" officeooo:rsid="0012ffa0" officeooo:paragraph-rsid="0012ffa0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Liberation Serif1" officeooo:rsid="000bab27" officeooo:paragraph-rsid="000bab27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0c196c" officeooo:paragraph-rsid="000c196c" style:font-weight-asian="bold" style:font-weight-complex="bold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1a516" officeooo:paragraph-rsid="0011a516" style:font-weight-asian="bold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Liberation Serif1" fo:font-style="italic" fo:font-weight="bold" officeooo:rsid="0011a516" officeooo:paragraph-rsid="0011a516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Liberation Serif1" fo:font-style="normal" fo:font-weight="bold" officeooo:rsid="00159a44" officeooo:paragraph-rsid="00159a44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Liberation Serif1" fo:font-style="normal" fo:font-weight="bold" officeooo:rsid="001a33ae" officeooo:paragraph-rsid="001a33ae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Liberation Serif1" fo:font-style="normal" fo:font-weight="bold" officeooo:rsid="001a3944" officeooo:paragraph-rsid="001a3944" style:font-style-asian="normal" style:font-weight-asian="bold" style:font-style-complex="normal" style:font-weight-complex="bold"/>
    </style:style>
    <style:style style:name="P34" style:family="paragraph" style:parent-style-name="Header">
      <style:text-properties officeooo:rsid="000a5c44" officeooo:paragraph-rsid="000a5c4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b260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0e1ada" style:font-weight-asian="normal" style:font-weight-complex="normal"/>
    </style:style>
    <style:style style:name="T9" style:family="text">
      <style:text-properties style:text-underline-style="none" fo:font-weight="normal" officeooo:rsid="0010c98f" style:font-weight-asian="normal" style:font-weight-complex="normal"/>
    </style:style>
    <style:style style:name="T10" style:family="text">
      <style:text-properties style:text-underline-style="none" fo:font-weight="normal" officeooo:rsid="001b6442" style:font-weight-asian="normal" style:font-weight-complex="normal"/>
    </style:style>
    <style:style style:name="T11" style:family="text">
      <style:text-properties style:text-underline-style="none" officeooo:rsid="001b6442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159a44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CF, Art. 194. A seguridade social compreende um conjunto integrado de ações de iniciativa dos <text:span text:style-name="T1">Poderes Públicos e da sociedade</text:span>, destinadas a assegurar os direitos relativos<text:span text:style-name="T1"> à saúde, à previdêncie e à assistência social</text:span><text:span text:style-name="T2">.</text:span></text:p>
      <text:p text:style-name="P19"><text:span text:style-name="T2"/></text:p>
      <text:p text:style-name="P27"><text:span text:style-name="T2">A seguridade social (SS) é o conjunto integrado de </text:span><text:span text:style-name="T1">ações públicas</text:span><text:span text:style-name="T2"> (Estado) e </text:span><text:span text:style-name="T1">privadas</text:span><text:span text:style-name="T2"> (sociedade).</text:span></text:p>
      <text:p text:style-name="P27"><text:span text:style-name="T2"/></text:p>
      <text:p text:style-name="P27"><text:span text:style-name="T2">A </text:span><text:span text:style-name="T1">organização</text:span><text:span text:style-name="T2"> da SS é dever do </text:span><text:span text:style-name="T1">Estado</text:span><text:span text:style-name="T2"> e obedecer aos princípios constitucionais.</text:span></text:p>
      <text:p text:style-name="P20"><text:span text:style-name="T2">CF, Art. 194, Parágrafo Único. Compete ao Poder Público, nos termos da lei, organizar a seguridade social, com base nos seguintes objetivos:</text:span></text:p>
      <text:p text:style-name="P20"><text:span text:style-name="T2">I – universalidade da cobertura e do atendimento;</text:span></text:p>
      <text:p text:style-name="P20"><text:span text:style-name="T2">II – uniformidade e equivalência dos benefícios e serviços às populações urbanas e rurais;</text:span></text:p>
      <text:p text:style-name="P20"><text:span text:style-name="T2">III – seletividade e distributividade na prestação dos benefícios e serviços;</text:span></text:p>
      <text:p text:style-name="P20"><text:span text:style-name="T2">IV – irredutibilidade do valor dos benefícios;</text:span></text:p>
      <text:p text:style-name="P20"><text:span text:style-name="T2">V – equidade na forma de participação no custeio;</text:span></text:p>
      <text:p text:style-name="P20"><text:span text:style-name="T2">VI – diversidade da base de financiamento;</text:span></text:p>
      <text:p text:style-name="P20"><text:span text:style-name="T2">VII – caráter democrático e descentralizado, mediante gestão </text:span><text:span text:style-name="T1">quadripartite</text:span><text:span text:style-name="T2">, com participação dos trabalhadores, dos empregadores, dos aposentados e do Governo nos órgãos colegiados.</text:span></text:p>
      <text:p text:style-name="P20"><text:span text:style-name="T2"/></text:p>
      <text:p text:style-name="P28">Universalidade da cobertura e do atendimento<text:span text:style-name="T2">:</text:span></text:p>
      <text:list xml:id="list8306282614131844839" text:style-name="L1">
        <text:list-item>
          <text:p text:style-name="P1"><text:span text:style-name="T2">universalidade da cobertura (aspecto </text:span>objetivo<text:span text:style-name="T2">) – cobrir todas as contingências sociais que necessitam de proteção social por parte do Estado;</text:span></text:p>
        </text:list-item>
        <text:list-item>
          <text:p text:style-name="P1"><text:span text:style-name="T2">universalidade do atendimento (aspecto </text:span>subjetivo<text:span text:style-name="T2">) – relativo às pessoas abarcadas por essa proteção social estatal;</text:span></text:p>
        </text:list-item>
        <text:list-item>
          <text:p text:style-name="P1"><text:span text:style-name="T2">a </text:span>saúde<text:span text:style-name="T2"> é direito de </text:span><text:span text:style-name="T5">todos</text:span><text:span text:style-name="T7">;</text:span></text:p>
        </text:list-item>
        <text:list-item>
          <text:p text:style-name="P1"><text:span text:style-name="T7">a </text:span><text:span text:style-name="T6">previdência</text:span><text:span text:style-name="T7"> é direito </text:span><text:span text:style-name="T5">apenas daqueles que a ela contribuem</text:span><text:span text:style-name="T7">;</text:span></text:p>
        </text:list-item>
        <text:list-item>
          <text:p text:style-name="P1"><text:span text:style-name="T7">a </text:span><text:span text:style-name="T6">assistência</text:span><text:span text:style-name="T7"> é direito </text:span><text:span text:style-name="T5">de quem dela necessitar</text:span><text:span text:style-name="T7">.</text:span></text:p>
        </text:list-item>
      </text:list>
      <text:p text:style-name="P2"><text:span text:style-name="T7"/></text:p>
      <text:p text:style-name="P2"><text:span text:style-name="T6">Uniformidade e equivalência dos benefícios e serviços às populações urbanas e rurais</text:span><text:span text:style-name="T7">: </text:span><text:span text:style-name="T8">não pode haver diferença entre trabalhadores urbanos e rurais.</text:span></text:p>
      <text:p text:style-name="P2"><text:span text:style-name="T8"/></text:p>
      <text:p text:style-name="P3"><text:span text:style-name="T6">Seletividade e distributividade na prestação dos benefícios e serviços</text:span><text:span text:style-name="T7">:</text:span></text:p>
      <text:list xml:id="list2365701712369703609" text:style-name="L3">
        <text:list-item>
          <text:p text:style-name="P4"><text:span text:style-name="T7">seletividade – fornecer benefícios e serviços em razão das condições de cada um;</text:span></text:p>
        </text:list-item>
        <text:list-item>
          <text:p text:style-name="P4"><text:span text:style-name="T7">distributividade – por consequência da seletividade, ocorre a distribuição de renda dos mais ricos aos mais pobres.</text:span></text:p>
        </text:list-item>
      </text:list>
      <text:p text:style-name="P5"><text:span text:style-name="T7"/></text:p>
      <text:p text:style-name="P6"><text:span text:style-name="T6">Irredutibilidade do valor dos benefícios</text:span><text:span text:style-name="T7">:</text:span></text:p>
      <text:list xml:id="list1750232844596415978" text:style-name="L4">
        <text:list-item>
          <text:p text:style-name="P7"><text:span text:style-name="T6">saúde e assistência</text:span><text:span text:style-name="T7"> – preservação do valor </text:span><text:span text:style-name="T6">nominal</text:span><text:span text:style-name="T7">;</text:span></text:p>
        </text:list-item>
        <text:list-item>
          <text:p text:style-name="P7"><text:span text:style-name="T6">previdência</text:span><text:span text:style-name="T7"> – preservação do valor </text:span><text:span text:style-name="T6">real</text:span><text:span text:style-name="T7">;</text:span></text:p>
        </text:list-item>
        <text:list-item>
          <text:p text:style-name="P8"><text:span text:style-name="T7">STJ decidiu que é possível a aplicação de índices negativos de correção monetária, desde que preservado o valor nominal do montante principal;</text:span></text:p>
        </text:list-item>
      </text:list>
      <text:p text:style-name="P9"><text:span text:style-name="T7"/></text:p>
      <text:p text:style-name="P10"><text:span text:style-name="T6">Equidade na forma de participação no custeio</text:span><text:span text:style-name="T7">: “quem pode mais paga mais”.</text:span></text:p>
      <text:p text:style-name="P10"><text:soft-page-break/><text:span text:style-name="T7"/></text:p>
      <text:p text:style-name="P10"><text:span text:style-name="T6">Diversidade da base de financiamento</text:span><text:span text:style-name="T7">: </text:span><text:span text:style-name="T9">a base de financiamento deve ser a mais ampla possível: folha de pagamento das empresas, lucro das empresas, remuneração dos empregados, valores declarados pelos contribuintes facultativos, dentre outras.</text:span></text:p>
      <text:p text:style-name="P21"><text:span text:style-name="T7">CF, art. 195, §4° A </text:span><text:span text:style-name="T6">lei</text:span><text:span text:style-name="T7"> poderá instituir </text:span><text:span text:style-name="T6">outras fontes </text:span><text:span text:style-name="T7">destinadas a garantir a manutenção ou expansão da seguridade social.</text:span></text:p>
      <text:p text:style-name="P21"><text:span text:style-name="T7"/></text:p>
      <text:p text:style-name="P29"><text:span text:style-name="T6">Caráter democrático e descentralizado da administração, mediante gestão quadripartite, com participação dos trabalhadores, dos empregadores, dos aposentados e do Governo nos órgãos colegiados</text:span><text:span text:style-name="T7">: a SS é democrática (participa quem quiser), descentralizada (pessoas de vários setores podem participar) e quadripartite.</text:span></text:p>
      <text:p text:style-name="P29"><text:span text:style-name="T7"/></text:p>
      <text:p text:style-name="P29"><text:span text:style-name="T6">Princípio da solidariedade social</text:span><text:span text:style-name="T7">: não está explícito na CF, <text:s/>mas a doutrina o considera. Toda a sociedade contribui para a SS, independentemente de se beneficiar dos serviços por ela disponibilizados.</text:span></text:p>
      <text:p text:style-name="P29"><text:span text:style-name="T7"/></text:p>
      <text:p text:style-name="P30"><text:span text:style-name="T7">Lex tempus regit actum</text:span><text:span text:style-name="T12"> – o tempo rege o ato: os atos jurídicos são regidos pela lei vigente da época em que ocorreram. Exceções:</text:span></text:p>
      <text:list xml:id="list8675965808259931331" text:style-name="L5">
        <text:list-item>
          <text:p text:style-name="P11"><text:span text:style-name="T14">retroatividade</text:span><text:span text:style-name="T12">: aplicação de determinado ato normativo para fatos ocorridos anteriormente a sua vigência; e</text:span></text:p>
        </text:list-item>
        <text:list-item>
          <text:p text:style-name="P11"><text:span text:style-name="T14">ultratividade</text:span><text:span text:style-name="T12">: aplicação de determinado ato normativo para fatos ocorridos posteriormente a sua revogação.</text:span></text:p>
        </text:list-item>
      </text:list>
      <text:p text:style-name="P12"><text:span text:style-name="T12">O ato normativo a ser aplicado é aquele que está em vigor na data da prática do fato. Caso o fato produza efeitos jurídicos que se </text:span><text:span text:style-name="T14">prologam no tempo</text:span><text:span text:style-name="T12">, <text:s/>há possibilidade de aplicar o disposto em novo ato normativo, </text:span><text:span text:style-name="T15">sem que isso afete as expectativas dos interessados</text:span><text:span text:style-name="T12">.</text:span></text:p>
      <text:p text:style-name="P12"><text:span text:style-name="T12"/></text:p>
      <text:p text:style-name="P13"><text:span text:style-name="T14">Financiamento da SS </text:span><text:span text:style-name="T13">por parte do Estado</text:span><text:span text:style-name="T12">:</text:span></text:p>
      <text:list xml:id="list4144062411061030268" text:style-name="L6">
        <text:list-item>
          <text:p text:style-name="P14"><text:span text:style-name="T14">direto</text:span><text:span text:style-name="T12"> → arrecadação das contribuições sociais;</text:span></text:p>
        </text:list-item>
        <text:list-item>
          <text:p text:style-name="P14"><text:span text:style-name="T14">indireto</text:span><text:span text:style-name="T12"> → orçamentos dos entes políticos.</text:span></text:p>
        </text:list-item>
      </text:list>
      <text:p text:style-name="P18"><text:span text:style-name="T12"/></text:p>
      <text:p text:style-name="P26">CF, Art. 195, §2º A proposta de orçamento da SS será elaborada de forma <text:span text:style-name="T1">integrada</text:span> pelos órgãos responsáveis pela saúde, previdência social e assistência social, tendo em vista as <text:span text:style-name="T1">metas e prioridades</text:span> estabelecidas na <text:span text:style-name="T1">LDO</text:span>, assegurada a cada área a gestão de seus recursos.</text:p>
      <text:p text:style-name="P26"/>
      <text:p text:style-name="P31">Financiamento da SS<text:span text:style-name="T2"> por parte da sociedade: </text:span><text:span text:style-name="T3">por meio de contribuições sociais que incidem sobre:</text:span></text:p>
      <text:list xml:id="list6638545039093439409" text:style-name="L7">
        <text:list-item>
          <text:p text:style-name="P15">empregador<text:span text:style-name="T2">:</text:span></text:p>
          <text:list>
            <text:list-item>
              <text:p text:style-name="P15"><text:span text:style-name="T2">folha de salários e demais rendimentos pagos ou creditados;</text:span></text:p>
            </text:list-item>
            <text:list-item>
              <text:p text:style-name="P15"><text:span text:style-name="T2">receita ou faturamento;</text:span></text:p>
            </text:list-item>
            <text:list-item>
              <text:p text:style-name="P15"><text:span text:style-name="T2">lucro;</text:span></text:p>
            </text:list-item>
          </text:list>
        </text:list-item>
        <text:list-item>
          <text:p text:style-name="P15">trabalhador<text:span text:style-name="T2"> e demais segurados da previdência social (não incide sobre aposentadoria e pensão do RGPS);</text:span></text:p>
        </text:list-item>
        <text:list-item>
          <text:p text:style-name="P15">concursos de prognósticos<text:span text:style-name="T2">; e</text:span></text:p>
        </text:list-item>
        <text:list-item>
          <text:p text:style-name="P15">importador<text:span text:style-name="T2"> e seus equiparados.</text:span></text:p>
        </text:list-item>
      </text:list>
      <text:p text:style-name="P16"><text:span text:style-name="T2"/></text:p>
      <text:p text:style-name="P17">Previdência Social<text:span text:style-name="T2">:</text:span></text:p>
      <text:p text:style-name="P22"><text:soft-page-break/><text:span text:style-name="T2">CF, Art. 201. A Previdência Social será organizada sob a forma de </text:span>regime geral<text:span text:style-name="T2">, de </text:span>caráter contributivo<text:span text:style-name="T2"> e de </text:span>filiação obrigatória<text:span text:style-name="T2">, observados os critérios que preservem o equilíbrio financeiro e atuarial, e atenderá, nos termos da lei, a:</text:span></text:p>
      <text:p text:style-name="P22"><text:span text:style-name="T2">I – cobertura dos eventos de </text:span>doença, invalidez, morte e idade avançada<text:span text:style-name="T2">;</text:span></text:p>
      <text:p text:style-name="P22"><text:span text:style-name="T2">II – proteção à </text:span>maternidade<text:span text:style-name="T2">, especialmente à gestante;</text:span></text:p>
      <text:p text:style-name="P22"><text:span text:style-name="T2">III – proteção ao trabalhador em situação de </text:span>desemprego involuntário<text:span text:style-name="T2">;</text:span></text:p>
      <text:p text:style-name="P22"><text:span text:style-name="T2">IV – </text:span>Salário Família<text:span text:style-name="T2"> e </text:span>Auxílio Reclusão<text:span text:style-name="T2"> para os dependentes dos segurados de </text:span>baixa renda<text:span text:style-name="T2">; e</text:span></text:p>
      <text:p text:style-name="P22"><text:span text:style-name="T2">V – </text:span>pensão por morte do segurado<text:span text:style-name="T2">, homem ou mulher, ao cônjuge ou companheiro e dependentes, observado o disposto no §2º.</text:span></text:p>
      <text:p text:style-name="P22"><text:span text:style-name="T2"/></text:p>
      <text:p text:style-name="P32"><text:span text:style-name="T2">O </text:span>seguro desemprego<text:span text:style-name="T2"> </text:span><text:span text:style-name="T4">não</text:span><text:span text:style-name="T7"> é a proteção ao trabalhador em situação de desemprego involuntário assegurada pelo texto constitucional. Ele é um benefício administrado e concedido pelo </text:span><text:span text:style-name="T6">MTE</text:span><text:span text:style-name="T7"> (e não pelo INSS). A proteção a que se refere o art. 201, III, da CF, é o </text:span><text:span text:style-name="T6">período de graça</text:span><text:span text:style-name="T7"> – prazo no qual o desempregado não contribui à previdência social, mas mantém sua qualidade de segurado.</text:span></text:p>
      <text:p text:style-name="P32"><text:span text:style-name="T7"/></text:p>
      <text:p text:style-name="P33"><text:span text:style-name="T6">Competência legislativa</text:span><text:span text:style-name="T7">:</text:span></text:p>
      <text:p text:style-name="P23"><text:span text:style-name="T7">CF, Art. 22. Compete </text:span><text:span text:style-name="T6">privativamente</text:span><text:span text:style-name="T7"> à União legislar sobre:</text:span></text:p>
      <text:p text:style-name="P23"><text:span text:style-name="T7">XXIII – </text:span><text:span text:style-name="T6">seguridade social</text:span><text:span text:style-name="T7">;</text:span></text:p>
      <text:p text:style-name="P23"><text:span text:style-name="T7">Parágrafo único. </text:span><text:span text:style-name="T6">LC</text:span><text:span text:style-name="T7"> poderá autorizados os </text:span><text:span text:style-name="T6">Estados</text:span><text:span text:style-name="T7"> a legislar sobre </text:span><text:span text:style-name="T6">questões específicas</text:span><text:span text:style-name="T7"> das matérias relacionadas neste artigo.</text:span></text:p>
      <text:p text:style-name="P23"><text:span text:style-name="T7"/></text:p>
      <text:p text:style-name="P23"><text:span text:style-name="T7">CF, Art. </text:span><text:span text:style-name="T10">24. Compete à U, E e DF legislar </text:span><text:span text:style-name="T11">concorrentemente</text:span><text:span text:style-name="T10"> sobre:</text:span></text:p>
      <text:p text:style-name="P24"><text:span text:style-name="T7">XII – </text:span><text:span text:style-name="T6">previdência social</text:span><text:span text:style-name="T7">, proteção e defesa da saúde;</text:span></text:p>
      <text:p text:style-name="P24"><text:span text:style-name="T7">§1º No âmbito da legislação concorrente, a competência da União limitar-se-á a estabelecer </text:span><text:span text:style-name="T6">normas gerais</text:span><text:span text:style-name="T7">.</text:span></text:p>
      <text:p text:style-name="P24"><text:span text:style-name="T7">§2º A competência da União para legislar sobre normas gerais não exclui a </text:span><text:span text:style-name="T6">competência suplementar dos Estados</text:span><text:span text:style-name="T7">.</text:span></text:p>
      <text:p text:style-name="P25"><text:span text:style-name="T7">§3º Inexistindo lei federal sobre normas gerais, os Estados exercerão a </text:span><text:span text:style-name="T6">competência legislativa plena</text:span><text:span text:style-name="T7">, para atender a suas peculiaridades.</text:span></text:p>
      <text:p text:style-name="P25"><text:span text:style-name="T7">§4º A superveniência de lei federal sobre normas gerais </text:span><text:span text:style-name="T6">suspende a eficácia</text:span><text:span text:style-name="T7"> da lei estadual, no que lhe for contrár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5c44" officeooo:paragraph-rsid="000a5c4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Seguridade social: conceituação, organização e princípios constitucionai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3:45:52.526837911</meta:creation-date>
    <dc:date>2018-01-24T15:29:38.036768661</dc:date>
    <meta:editing-duration>PT1H33M25S</meta:editing-duration>
    <meta:editing-cycles>23</meta:editing-cycles>
    <meta:generator>LibreOffice/5.2.7.2$Linux_X86_64 LibreOffice_project/20m0$Build-2</meta:generator>
    <meta:document-statistic meta:table-count="0" meta:image-count="0" meta:object-count="0" meta:page-count="3" meta:paragraph-count="65" meta:word-count="980" meta:character-count="6477" meta:non-whitespace-character-count="5558"/>
  </office:meta>
</office:document-meta>
</file>